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1.6931in"/>
    </style:style>
    <style:style style:name="Table1.D" style:family="table-column">
      <style:table-column-properties style:column-width="1.692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1.6931in"/>
    </style:style>
    <style:style style:name="Table2.D" style:family="table-column">
      <style:table-column-properties style:column-width="1.692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3.3861in"/>
    </style:style>
    <style:style style:name="Table3.B" style:family="table-column">
      <style:table-column-properties style:column-width="3.3854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2.2569in"/>
    </style:style>
    <style:style style:name="Table4.B" style:family="table-column">
      <style:table-column-properties style:column-width="2.257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9"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0"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1"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paragraph-properties fo:break-before="auto" fo:break-after="auto"/>
    </style:style>
    <style:style style:name="P34" style:family="paragraph" style:parent-style-name="Standard">
      <style:paragraph-properties fo:text-align="center" style:justify-single-word="false" fo:break-before="auto" fo:break-after="auto"/>
    </style:style>
    <style:style style:name="P35" style:family="paragraph" style:parent-style-name="Standard">
      <style:paragraph-properties fo:break-before="auto" fo:break-after="auto"/>
      <style:text-properties fo:font-weight="bold" style:font-weight-asian="bold"/>
    </style:style>
    <style:style style:name="P3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3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8" style:family="paragraph" style:parent-style-name="Standard">
      <style:paragraph-properties fo:margin-top="0in" fo:margin-bottom="0in" loext:contextual-spacing="false" fo:line-height="100%"/>
    </style:style>
    <style:style style:name="P39" style:family="paragraph" style:parent-style-name="Standard">
      <style:paragraph-properties fo:margin-top="0in" fo:margin-bottom="0in" loext:contextual-spacing="false" fo:line-height="100%" fo:text-align="start" style:justify-single-word="false"/>
    </style:style>
    <style:style style:name="P40" style:family="paragraph" style:parent-style-name="Standard">
      <style:paragraph-properties fo:margin-top="0.1665in" fo:margin-bottom="0.1665in" loext:contextual-spacing="false" fo:line-height="100%" fo:text-align="start" style:justify-single-word="false" fo:break-before="auto" fo:break-after="auto"/>
    </style:style>
    <style:style style:name="P41"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2"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4" style:family="paragraph" style:parent-style-name="Heading_20_1">
      <style:paragraph-properties fo:margin-left="0.3in" fo:margin-right="0in" fo:text-indent="0in" style:auto-text-indent="false" fo:break-before="auto" fo:break-after="auto"/>
    </style:style>
    <style:style style:name="P45" style:family="paragraph" style:parent-style-name="Heading_20_1" style:list-style-name="WWNum6">
      <style:paragraph-properties fo:break-before="auto" fo:break-after="auto"/>
    </style:style>
    <style:style style:name="P46" style:family="paragraph" style:parent-style-name="Heading_20_1" style:list-style-name="WWNum6">
      <style:paragraph-properties fo:text-align="justify" style:justify-single-word="false" fo:break-before="auto" fo:break-after="auto"/>
    </style:style>
    <style:style style:name="P47" style:family="paragraph" style:parent-style-name="Heading_20_2" style:list-style-name="WWNum6">
      <style:paragraph-properties fo:break-before="auto" fo:break-after="auto"/>
    </style:style>
    <style:style style:name="P4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19" style:family="text">
      <style:text-properties fo:font-variant="small-caps" fo:color="#336633" fo:font-size="16pt" style:font-size-asian="16pt" style:font-size-complex="16pt"/>
    </style:style>
    <style:style style:name="T20" style:family="text">
      <style:text-properties fo:font-variant="small-caps" fo:color="#336633" style:font-name="Calibri" fo:font-size="16pt" style:font-name-asian="Calibri1" style:font-size-asian="16pt" style:font-name-complex="Calibri1" style:font-size-complex="16pt"/>
    </style:style>
    <style:style style:name="T21" style:family="text">
      <style:text-properties fo:font-variant="small-caps" fo:color="#669966" fo:font-size="14pt" style:font-size-asian="14pt" style:font-size-complex="14pt"/>
    </style:style>
    <style:style style:name="T22" style:family="text">
      <style:text-properties fo:font-variant="small-caps" fo:color="#999966" style:font-name="Tahoma" fo:font-size="9pt" style:font-name-asian="Tahoma1" style:font-size-asian="9pt" style:font-name-complex="Tahoma1" style:font-size-complex="9pt"/>
    </style:style>
    <style:style style:name="T23"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4" style:family="text">
      <style:text-properties fo:color="#000000" style:text-underline-style="none" fo:font-weight="bold" style:font-weight-asian="bold"/>
    </style:style>
    <style:style style:name="T25" style:family="text">
      <style:text-properties fo:color="#000000" style:text-underline-style="none"/>
    </style:style>
    <style:style style:name="T26" style:family="text">
      <style:text-properties fo:color="#1155cc" style:text-underline-style="solid" style:text-underline-width="auto" style:text-underline-color="font-color"/>
    </style:style>
    <style:style style:name="T27" style:family="text">
      <style:text-properties style:text-underline-style="none"/>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span text:style-name="T1">Introducción a Learning Analytics con ejemplos prácticos</text:span><text:span text:style-name="T3"><text:line-break/></text:span><text:span text:style-name="T4">UD 04. Caso práctico 01 - Análisis de resumen (Individual) Parte 1</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5">📖 </text:span><text:span text:style-name="T12">Importante</text:span></text:p>
      <text:p text:style-name="P13"/>
      <text:p text:style-name="P12"><text:span text:style-name="T16">❕</text:span><text:span text:style-name="T13"> </text:span><text:span text:style-name="T12">Atención</text:span></text:p>
      <text:p text:style-name="P13"><text:soft-page-break/></text:p>
      <text:p text:style-name="P12"><text:span text:style-name="T14">💬</text:span><text:span text:style-name="T12"> Interesante</text:span></text:p>
      <text:p text:style-name="P44"/>
      <text:p text:style-name="P14"><text:span text:style-name="T17">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ge43nvu7ywtj" text:style-name="Index_20_Link" text:visited-style-name="Index_20_Link"><text:span text:style-name="T24">1. Descripción del caso práctico<text:tab/>2</text:span></text:a></text:p>
          <text:p text:style-name="P19"><text:a xlink:type="simple" xlink:href="#_ufc7q4t6mm5g" text:style-name="Index_20_Link" text:visited-style-name="Index_20_Link"><text:span text:style-name="T24">2. Herramientas utilizadas durante el caso práctico<text:tab/>3</text:span></text:a></text:p>
          <text:p text:style-name="P19"><text:a xlink:type="simple" xlink:href="#_tshebzc0i9g" text:style-name="Index_20_Link" text:visited-style-name="Index_20_Link"><text:span text:style-name="T24">3. Extrayendo información de las fuentes principales<text:tab/>3</text:span></text:a></text:p>
          <text:p text:style-name="P21"><text:a xlink:type="simple" xlink:href="#_cbl4u9301l5x" text:style-name="Index_20_Link" text:visited-style-name="Index_20_Link"><text:span text:style-name="T25">3.1 <text:s/>El Quijote (Proyecto Gutenberg)<text:tab/>3</text:span></text:a></text:p>
          <text:p text:style-name="P21"><text:a xlink:type="simple" xlink:href="#_co2dmzivt806" text:style-name="Index_20_Link" text:visited-style-name="Index_20_Link"><text:span text:style-name="T25">3.2 <text:s/>El Quijote (Resumen Wikipedia, apartado 1)<text:tab/>4</text:span></text:a></text:p>
          <text:p text:style-name="P21"><text:a xlink:type="simple" xlink:href="#_nc0z976gqkc1" text:style-name="Index_20_Link" text:visited-style-name="Index_20_Link"><text:span text:style-name="T25">3.3 <text:s/>Palabras clave seleccionadas<text:tab/>6</text:span></text:a></text:p>
          <text:p text:style-name="P19"><text:a xlink:type="simple" xlink:href="#_4xytlvlohp0e" text:style-name="Index_20_Link" text:visited-style-name="Index_20_Link"><text:span text:style-name="T24">4. Objetivos planteados<text:tab/>6</text:span></text:a></text:p>
          <text:p text:style-name="P19"><text:a xlink:type="simple" xlink:href="#_klgy5w6zzl5k" text:style-name="Index_20_Link" text:visited-style-name="Index_20_Link"><text:span text:style-name="T24">5. Métricas<text:tab/>6</text:span></text:a></text:p>
          <text:p text:style-name="P19"><text:a xlink:type="simple" xlink:href="#_vb8r5fs5yqpp" text:style-name="Index_20_Link" text:visited-style-name="Index_20_Link"><text:span text:style-name="T24">6. Procesamiento de datos<text:tab/>6</text:span></text:a></text:p>
          <text:p text:style-name="P19"><text:a xlink:type="simple" xlink:href="#_7xdwvtrre4y3" text:style-name="Index_20_Link" text:visited-style-name="Index_20_Link"><text:span text:style-name="T24">7. Análisis<text:tab/>7</text:span></text:a></text:p>
          <text:p text:style-name="P21"><text:a xlink:type="simple" xlink:href="#_kvrtxh2kb1q6" text:style-name="Index_20_Link" text:visited-style-name="Index_20_Link"><text:span text:style-name="T25">7.1 <text:s/>Análisis adecuación al umbral propuesto<text:tab/>7</text:span></text:a></text:p>
          <text:p text:style-name="P21"><text:a xlink:type="simple" xlink:href="#_urronbp9i9ti" text:style-name="Index_20_Link" text:visited-style-name="Index_20_Link"><text:span text:style-name="T25">7.2 <text:s/>Análisis sobre palabras clave utilizadas en el resumen<text:tab/>7</text:span></text:a></text:p>
          <text:p text:style-name="P21"><text:a xlink:type="simple" xlink:href="#_5bqzyepzaf08" text:style-name="Index_20_Link" text:visited-style-name="Index_20_Link"><text:span text:style-name="T25">7.3 <text:s/>Análisis sobre palabras clave no utilizadas en el resumen<text:tab/>8</text:span></text:a></text:p>
          <text:p text:style-name="P21"><text:a xlink:type="simple" xlink:href="#_qrk02vo3fai9" text:style-name="Index_20_Link" text:visited-style-name="Index_20_Link"><text:span text:style-name="T25">7.4 <text:s/>Análisis de legibilidad y velocidad de lectura<text:tab/>8</text:span></text:a></text:p>
          <text:p text:style-name="P19"><text:a xlink:type="simple" xlink:href="#_kyspqz4azms1" text:style-name="Index_20_Link" text:visited-style-name="Index_20_Link"><text:span text:style-name="T24">8. Actuaciones<text:tab/>8</text:span></text:a></text:p>
          <text:p text:style-name="P19"><text:a xlink:type="simple" xlink:href="#_6mthzm8fdk9x" text:style-name="Index_20_Link" text:visited-style-name="Index_20_Link"><text:span text:style-name="T24">9. Bibliografía<text:tab/>9</text:span></text:a></text:p>
        </text:index-body>
      </text:table-of-content>
      <text:p text:style-name="P18"><text:span text:style-name="T18">UD0</text:span><text:span text:style-name="T19">4</text:span><text:span text:style-name="T20">. </text:span><text:span text:style-name="T19">Caso práctico 01 - Análisis de resumen (Individual)</text:span></text:p>
      <text:list xml:id="list1225248555" text:style-name="WWNum6">
        <text:list-item>
          <text:p text:style-name="P45"><text:bookmark text:name="_ge43nvu7ywtj"/>Descripción del caso práctico</text:p>
        </text:list-item>
      </text:list>
      <text:p text:style-name="P22">En este caso práctico, para ilustrar cómo puede aplicarse el análisis de resúmenes, vamos a tomar como ejemplo una de las obras más conocidas y destacadas: “El Quijote”, de Miguel de Cervantes.</text:p>
      <text:p text:style-name="P22"/>
      <text:p text:style-name="P22">En este ejemplo, vamos a plantear dos fuentes para que el profesor obtenga información de que puede esperar de un posible resumen de “El Quijote”:</text:p>
      <text:list xml:id="list1369073812" text:style-name="WWNum3">
        <text:list-item>
          <text:p text:style-name="P23">El Quijote: obra libre de derechos, obtenida en formato TXT de “Proyecto Gutenberg” <text:a xlink:type="simple" xlink:href="http://www.gutenberg.org/ebooks/2000" text:style-name="ListLabel_20_46" text:visited-style-name="ListLabel_20_46"><text:span text:style-name="T26">http://www.gutenberg.org/ebooks/2000</text:span></text:a></text:p>
        </text:list-item>
        <text:list-item>
          <text:p text:style-name="P27">Fragmentos de la Wikipedia: <text:a xlink:type="simple" xlink:href="https://es.wikipedia.org/wiki/Don_Quijote_de_la_Mancha" text:style-name="ListLabel_20_46" text:visited-style-name="ListLabel_20_46"><text:span text:style-name="T26">https://es.wikipedia.org/wiki/Don_Quijote_de_la_Mancha</text:span></text:a></text:p>
        </text:list-item>
      </text:list>
      <text:p text:style-name="P33">Tras ello analizaremos un resumen propuesto a un alumno, cuyo umbral de palabras esperado es de entre <text:span text:style-name="T28">150 y 200 palabras</text:span>.</text:p>
      <text:list xml:id="list113932850757174" text:continue-list="list1225248555" text:style-name="WWNum6">
        <text:list-item>
          <text:p text:style-name="P45"><text:bookmark text:name="_ufc7q4t6mm5g"/>Herramientas utilizadas durante el caso práctico</text:p>
        </text:list-item>
      </text:list>
      <text:p text:style-name="P33">A continuación, indicamos las herramientas utilizadas para realizar este caso práctico:</text:p>
      <text:list xml:id="list2856255048" text:style-name="WWNum1">
        <text:list-item>
          <text:p text:style-name="P24">Procesamiento de texto online: <text:a xlink:type="simple" xlink:href="https://countwordsfree.com/" text:style-name="ListLabel_20_46" text:visited-style-name="ListLabel_20_46"><text:span text:style-name="T26">https://countwordsfree.com/</text:span></text:a></text:p>
        </text:list-item>
        <text:list-item>
          <text:p text:style-name="P28">Análisis de legibilidad: <text:a xlink:type="simple" xlink:href="https://legible.es/" text:style-name="ListLabel_20_46" text:visited-style-name="ListLabel_20_46"><text:span text:style-name="T26">https://legible.es/</text:span></text:a></text:p>
        </text:list-item>
      </text:list>
      <text:p text:style-name="P36"><text:span text:style-name="T15">📖 </text:span><text:span text:style-name="T28">Importante: </text:span>las herramientas aquí propuestas son una sugerencia. Al realizar procesos de análisis siempre debéis utilizar las herramientas que os hagan sentir más cómodos.</text:p>
      <text:list xml:id="list113932916861446" text:continue-list="list113932850757174" text:style-name="WWNum6">
        <text:list-item>
          <text:p text:style-name="P45"><text:bookmark text:name="_tshebzc0i9g"/>Extrayendo información de las fuentes principales</text:p>
        </text:list-item>
      </text:list>
      <text:p text:style-name="P33">Como se ha realizado esta extracción de información puede verse en el video <text:a xlink:type="simple" xlink:href="https://www.youtube.com/watch?v=EVjcsV-cC_g&amp;feature=youtu.be" text:style-name="ListLabel_20_46" text:visited-style-name="ListLabel_20_46"><text:span text:style-name="T26">https://www.youtube.com/watch?v=EVjcsV-cC_g&amp;feature=youtu.be</text:span></text:a></text:p>
      <text:p text:style-name="P33"/>
      <text:p text:style-name="P33">En dicho video, hemos observado cómo extraer información de diversos textos, usando <text:s/><text:a xlink:type="simple" xlink:href="https://countwordsfree.com/" text:style-name="ListLabel_20_46" text:visited-style-name="ListLabel_20_46"><text:span text:style-name="T26">https://countwordsfree.com/</text:span></text:a> (cargando fichero TXT del Quijote y cargando TXT del resumen de Wikipedia) y con <text:a xlink:type="simple" xlink:href="https://legible.es/" text:style-name="ListLabel_20_46" text:visited-style-name="ListLabel_20_46"><text:span text:style-name="T26">https://legible.es</text:span></text:a>. Los ficheros de los cuales se ha extraído la información se encuentran en <text:span text:style-name="T28">“CasoEstudioUD04-01.zip”</text:span>.</text:p>
      <text:list xml:id="list113932130689458" text:continue-numbering="true" text:style-name="WWNum6">
        <text:list-item>
          <text:list>
            <text:list-item>
              <text:p text:style-name="P47"><text:bookmark text:name="_cbl4u9301l5x"/>El Quijote (Proyecto Gutenberg)</text:p>
            </text:list-item>
          </text:list>
        </text:list-item>
      </text:list>
      <text:p text:style-name="P22">El texto tiene una longitud de aproximadamente 769 páginas en tamaño A4 con un total de 384352 palabras. Su tiempo de lectura medio estimado es de 32 horas, 1 minuto y 45 segundos. Hemos configurado la aplicación para que elimine en el análisis de palabras usadas las llamadas “stop words” (Palabras vacías, sin significado <text:a xlink:type="simple" xlink:href="https://es.wikipedia.org/wiki/Palabra_vac%C3%ADa" text:style-name="ListLabel_20_46" text:visited-style-name="ListLabel_20_46"><text:span text:style-name="T26">https://es.wikipedia.org/wiki/Palabra_vac%C3%ADa</text:span></text:a>). También hemos indicado que solo tenga en cuenta palabras con al menos 4 caracteres.</text:p>
      <text:p text:style-name="P22"/>
      <text:p text:style-name="P22"/>
      <text:p text:style-name="P22"><text:soft-page-break/></text:p>
      <text:p text:style-name="P22"/>
      <text:p text:style-name="P22">El análisis de palabras más utilizadas en las 20 primeras posiciones es el siguiente:</text:p>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39"><text:span text:style-name="T28">Puesto</text:span></text:p>
          </table:table-cell>
          <table:table-cell table:style-name="Table1.A1" office:value-type="string">
            <text:p text:style-name="P39"><text:span text:style-name="T28">Palabra</text:span></text:p>
          </table:table-cell>
          <table:table-cell table:style-name="Table1.A1" office:value-type="string">
            <text:p text:style-name="P39">Ocurrencias</text:p>
          </table:table-cell>
          <table:table-cell table:style-name="Table1.A1" office:value-type="string">
            <text:p text:style-name="P39">Caracteres</text:p>
          </table:table-cell>
        </table:table-row>
        <table:table-row table:style-name="Table1.1">
          <table:table-cell table:style-name="Table1.A1" office:value-type="string">
            <text:p text:style-name="P39"><text:span text:style-name="T28">1</text:span></text:p>
          </table:table-cell>
          <table:table-cell table:style-name="Table1.A1" office:value-type="string">
            <text:p text:style-name="P39"><text:span text:style-name="T28">sancho</text:span></text:p>
          </table:table-cell>
          <table:table-cell table:style-name="Table1.A1" office:value-type="string">
            <text:p text:style-name="P39">2036</text:p>
          </table:table-cell>
          <table:table-cell table:style-name="Table1.A1" office:value-type="string">
            <text:p text:style-name="P39">6</text:p>
          </table:table-cell>
        </table:table-row>
        <table:table-row table:style-name="Table1.1">
          <table:table-cell table:style-name="Table1.A1" office:value-type="string">
            <text:p text:style-name="P39"><text:span text:style-name="T28">2</text:span></text:p>
          </table:table-cell>
          <table:table-cell table:style-name="Table1.A1" office:value-type="string">
            <text:p text:style-name="P39"><text:span text:style-name="T28">quijote</text:span></text:p>
          </table:table-cell>
          <table:table-cell table:style-name="Table1.A1" office:value-type="string">
            <text:p text:style-name="P39">2003</text:p>
          </table:table-cell>
          <table:table-cell table:style-name="Table1.A1" office:value-type="string">
            <text:p text:style-name="P39">7</text:p>
          </table:table-cell>
        </table:table-row>
        <table:table-row table:style-name="Table1.1">
          <table:table-cell table:style-name="Table1.A1" office:value-type="string">
            <text:p text:style-name="P39"><text:span text:style-name="T28">3</text:span></text:p>
          </table:table-cell>
          <table:table-cell table:style-name="Table1.A1" office:value-type="string">
            <text:p text:style-name="P39"><text:span text:style-name="T28">respondió</text:span></text:p>
          </table:table-cell>
          <table:table-cell table:style-name="Table1.A1" office:value-type="string">
            <text:p text:style-name="P39">1061</text:p>
          </table:table-cell>
          <table:table-cell table:style-name="Table1.A1" office:value-type="string">
            <text:p text:style-name="P39">9</text:p>
          </table:table-cell>
        </table:table-row>
        <table:table-row table:style-name="Table1.1">
          <table:table-cell table:style-name="Table1.A1" office:value-type="string">
            <text:p text:style-name="P39"><text:span text:style-name="T28">4</text:span></text:p>
          </table:table-cell>
          <table:table-cell table:style-name="Table1.A1" office:value-type="string">
            <text:p text:style-name="P39"><text:span text:style-name="T28">señor</text:span></text:p>
          </table:table-cell>
          <table:table-cell table:style-name="Table1.A1" office:value-type="string">
            <text:p text:style-name="P39">1047</text:p>
          </table:table-cell>
          <table:table-cell table:style-name="Table1.A1" office:value-type="string">
            <text:p text:style-name="P39">5</text:p>
          </table:table-cell>
        </table:table-row>
        <table:table-row table:style-name="Table1.1">
          <table:table-cell table:style-name="Table1.A1" office:value-type="string">
            <text:p text:style-name="P39"><text:span text:style-name="T28">5</text:span></text:p>
          </table:table-cell>
          <table:table-cell table:style-name="Table1.A1" office:value-type="string">
            <text:p text:style-name="P39"><text:span text:style-name="T28">merced</text:span></text:p>
          </table:table-cell>
          <table:table-cell table:style-name="Table1.A1" office:value-type="string">
            <text:p text:style-name="P39">881</text:p>
          </table:table-cell>
          <table:table-cell table:style-name="Table1.A1" office:value-type="string">
            <text:p text:style-name="P39">6</text:p>
          </table:table-cell>
        </table:table-row>
        <table:table-row table:style-name="Table1.1">
          <table:table-cell table:style-name="Table1.A1" office:value-type="string">
            <text:p text:style-name="P39"><text:span text:style-name="T28">6</text:span></text:p>
          </table:table-cell>
          <table:table-cell table:style-name="Table1.A1" office:value-type="string">
            <text:p text:style-name="P39"><text:span text:style-name="T28">vuestra</text:span></text:p>
          </table:table-cell>
          <table:table-cell table:style-name="Table1.A1" office:value-type="string">
            <text:p text:style-name="P39">850</text:p>
          </table:table-cell>
          <table:table-cell table:style-name="Table1.A1" office:value-type="string">
            <text:p text:style-name="P39">7</text:p>
          </table:table-cell>
        </table:table-row>
        <table:table-row table:style-name="Table1.1">
          <table:table-cell table:style-name="Table1.A1" office:value-type="string">
            <text:p text:style-name="P39"><text:span text:style-name="T28">7</text:span></text:p>
          </table:table-cell>
          <table:table-cell table:style-name="Table1.A1" office:value-type="string">
            <text:p text:style-name="P39"><text:span text:style-name="T28">caballero</text:span></text:p>
          </table:table-cell>
          <table:table-cell table:style-name="Table1.A1" office:value-type="string">
            <text:p text:style-name="P39">643</text:p>
          </table:table-cell>
          <table:table-cell table:style-name="Table1.A1" office:value-type="string">
            <text:p text:style-name="P39">9</text:p>
          </table:table-cell>
        </table:table-row>
        <table:table-row table:style-name="Table1.1">
          <table:table-cell table:style-name="Table1.A1" office:value-type="string">
            <text:p text:style-name="P39"><text:span text:style-name="T28">8</text:span></text:p>
          </table:table-cell>
          <table:table-cell table:style-name="Table1.A1" office:value-type="string">
            <text:p text:style-name="P39"><text:span text:style-name="T28">dios</text:span></text:p>
          </table:table-cell>
          <table:table-cell table:style-name="Table1.A1" office:value-type="string">
            <text:p text:style-name="P39">516</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28">9</text:span></text:p>
          </table:table-cell>
          <table:table-cell table:style-name="Table1.A1" office:value-type="string">
            <text:p text:style-name="P39"><text:span text:style-name="T28">señora</text:span></text:p>
          </table:table-cell>
          <table:table-cell table:style-name="Table1.A1" office:value-type="string">
            <text:p text:style-name="P39">498</text:p>
          </table:table-cell>
          <table:table-cell table:style-name="Table1.A1" office:value-type="string">
            <text:p text:style-name="P39">6</text:p>
          </table:table-cell>
        </table:table-row>
        <table:table-row table:style-name="Table1.1">
          <table:table-cell table:style-name="Table1.A1" office:value-type="string">
            <text:p text:style-name="P39"><text:span text:style-name="T28">10</text:span></text:p>
          </table:table-cell>
          <table:table-cell table:style-name="Table1.A1" office:value-type="string">
            <text:p text:style-name="P39"><text:span text:style-name="T28">cosa</text:span></text:p>
          </table:table-cell>
          <table:table-cell table:style-name="Table1.A1" office:value-type="string">
            <text:p text:style-name="P39">433</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28">11</text:span></text:p>
          </table:table-cell>
          <table:table-cell table:style-name="Table1.A1" office:value-type="string">
            <text:p text:style-name="P39"><text:span text:style-name="T28">allí</text:span></text:p>
          </table:table-cell>
          <table:table-cell table:style-name="Table1.A1" office:value-type="string">
            <text:p text:style-name="P39">417</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28">12</text:span></text:p>
          </table:table-cell>
          <table:table-cell table:style-name="Table1.A1" office:value-type="string">
            <text:p text:style-name="P39"><text:span text:style-name="T28">aquella</text:span></text:p>
          </table:table-cell>
          <table:table-cell table:style-name="Table1.A1" office:value-type="string">
            <text:p text:style-name="P39">331</text:p>
          </table:table-cell>
          <table:table-cell table:style-name="Table1.A1" office:value-type="string">
            <text:p text:style-name="P39">7</text:p>
          </table:table-cell>
        </table:table-row>
        <table:table-row table:style-name="Table1.1">
          <table:table-cell table:style-name="Table1.A1" office:value-type="string">
            <text:p text:style-name="P39"><text:span text:style-name="T28">13</text:span></text:p>
          </table:table-cell>
          <table:table-cell table:style-name="Table1.A1" office:value-type="string">
            <text:p text:style-name="P39"><text:span text:style-name="T28">mundo</text:span></text:p>
          </table:table-cell>
          <table:table-cell table:style-name="Table1.A1" office:value-type="string">
            <text:p text:style-name="P39">313</text:p>
          </table:table-cell>
          <table:table-cell table:style-name="Table1.A1" office:value-type="string">
            <text:p text:style-name="P39">5</text:p>
          </table:table-cell>
        </table:table-row>
        <table:table-row table:style-name="Table1.1">
          <table:table-cell table:style-name="Table1.A1" office:value-type="string">
            <text:p text:style-name="P39"><text:span text:style-name="T28">14</text:span></text:p>
          </table:table-cell>
          <table:table-cell table:style-name="Table1.A1" office:value-type="string">
            <text:p text:style-name="P39"><text:span text:style-name="T28">casa</text:span></text:p>
          </table:table-cell>
          <table:table-cell table:style-name="Table1.A1" office:value-type="string">
            <text:p text:style-name="P39">312</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28">15</text:span></text:p>
          </table:table-cell>
          <table:table-cell table:style-name="Table1.A1" office:value-type="string">
            <text:p text:style-name="P39"><text:span text:style-name="T28">panza</text:span></text:p>
          </table:table-cell>
          <table:table-cell table:style-name="Table1.A1" office:value-type="string">
            <text:p text:style-name="P39">309</text:p>
          </table:table-cell>
          <table:table-cell table:style-name="Table1.A1" office:value-type="string">
            <text:p text:style-name="P39">5</text:p>
          </table:table-cell>
        </table:table-row>
        <table:table-row table:style-name="Table1.1">
          <table:table-cell table:style-name="Table1.A1" office:value-type="string">
            <text:p text:style-name="P39"><text:span text:style-name="T28">16</text:span></text:p>
          </table:table-cell>
          <table:table-cell table:style-name="Table1.A1" office:value-type="string">
            <text:p text:style-name="P39"><text:span text:style-name="T28">digo</text:span></text:p>
          </table:table-cell>
          <table:table-cell table:style-name="Table1.A1" office:value-type="string">
            <text:p text:style-name="P39">306</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28">17</text:span></text:p>
          </table:table-cell>
          <table:table-cell table:style-name="Table1.A1" office:value-type="string">
            <text:p text:style-name="P39"><text:span text:style-name="T28">cura</text:span></text:p>
          </table:table-cell>
          <table:table-cell table:style-name="Table1.A1" office:value-type="string">
            <text:p text:style-name="P39">298</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28">18</text:span></text:p>
          </table:table-cell>
          <table:table-cell table:style-name="Table1.A1" office:value-type="string">
            <text:p text:style-name="P39"><text:span text:style-name="T28">puesto</text:span></text:p>
          </table:table-cell>
          <table:table-cell table:style-name="Table1.A1" office:value-type="string">
            <text:p text:style-name="P39">293</text:p>
          </table:table-cell>
          <table:table-cell table:style-name="Table1.A1" office:value-type="string">
            <text:p text:style-name="P39">6</text:p>
          </table:table-cell>
        </table:table-row>
        <table:table-row table:style-name="Table1.1">
          <table:table-cell table:style-name="Table1.A1" office:value-type="string">
            <text:p text:style-name="P39"><text:span text:style-name="T28">19</text:span></text:p>
          </table:table-cell>
          <table:table-cell table:style-name="Table1.A1" office:value-type="string">
            <text:p text:style-name="P39"><text:span text:style-name="T28">vida</text:span></text:p>
          </table:table-cell>
          <table:table-cell table:style-name="Table1.A1" office:value-type="string">
            <text:p text:style-name="P39">292</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28">20</text:span></text:p>
          </table:table-cell>
          <table:table-cell table:style-name="Table1.A1" office:value-type="string">
            <text:p text:style-name="P39"><text:span text:style-name="T28">mano</text:span></text:p>
          </table:table-cell>
          <table:table-cell table:style-name="Table1.A1" office:value-type="string">
            <text:p text:style-name="P39">285</text:p>
          </table:table-cell>
          <table:table-cell table:style-name="Table1.A1" office:value-type="string">
            <text:p text:style-name="P39">4</text:p>
          </table:table-cell>
        </table:table-row>
      </table:table>
      <text:p text:style-name="P33">Observando la frecuencia del uso de palabras, ya podemos detectar algunas candidatas a ser palabras clave. De estas 20 palabras, combinados con el conocimiento experto, podríamos seleccionar “Sancho”, “Quijote”, “caballero”, “dios”, “cura”.</text:p>
      <text:p text:style-name="P33"/>
      <text:p text:style-name="P33">Si seguimos observando la lista hasta las 50 palabras con más apariciones, podemos detectar otras interesantes como “Dulcinea” (puesto 22), “barbero” (puesto 35), “escudero” (puesto 37), “Rocinante” (99).</text:p>
      <text:list xml:id="list113933424276860" text:continue-numbering="true" text:style-name="WWNum6">
        <text:list-item>
          <text:list>
            <text:list-item>
              <text:p text:style-name="P47"><text:bookmark text:name="_co2dmzivt806"/>El Quijote (Resumen Wikipedia, apartado 1)</text:p>
            </text:list-item>
          </text:list>
        </text:list-item>
      </text:list>
      <text:p text:style-name="P33">Llevando a cabo un análisis similar sobre el resumen del Quijote de Wikipedia (eliminando “stop words” y contando solo palabras con 4 o más letras), obtenemos la siguiente frecuencia de textos.</text:p>
      <text:p text:style-name="P33"/>
      <table:table table:name="Table2" table:style-name="Table2">
        <table:table-column table:style-name="Table2.A" table:number-columns-repeated="3"/>
        <table:table-column table:style-name="Table2.D"/>
        <text:soft-page-break/>
        <table:table-row table:style-name="Table2.1">
          <table:table-cell table:style-name="Table2.A1" office:value-type="string">
            <text:p text:style-name="P39"><text:span text:style-name="T28">Puesto</text:span></text:p>
          </table:table-cell>
          <table:table-cell table:style-name="Table2.A1" office:value-type="string">
            <text:p text:style-name="P39"><text:span text:style-name="T28">Palabra</text:span></text:p>
          </table:table-cell>
          <table:table-cell table:style-name="Table2.A1" office:value-type="string">
            <text:p text:style-name="P39"><text:span text:style-name="T28">Ocurrencias</text:span></text:p>
          </table:table-cell>
          <table:table-cell table:style-name="Table2.A1" office:value-type="string">
            <text:p text:style-name="P39"><text:span text:style-name="T28">Caracteres</text:span></text:p>
          </table:table-cell>
        </table:table-row>
        <table:table-row table:style-name="Table2.1">
          <table:table-cell table:style-name="Table2.A1" office:value-type="string">
            <text:p text:style-name="P39"><text:span text:style-name="T28">1</text:span></text:p>
          </table:table-cell>
          <table:table-cell table:style-name="Table2.A1" office:value-type="string">
            <text:p text:style-name="P39"><text:span text:style-name="T28">quijote</text:span></text:p>
          </table:table-cell>
          <table:table-cell table:style-name="Table2.A1" office:value-type="string">
            <text:p text:style-name="P39">104</text:p>
          </table:table-cell>
          <table:table-cell table:style-name="Table2.A1" office:value-type="string">
            <text:p text:style-name="P39">2.5 %</text:p>
          </table:table-cell>
        </table:table-row>
        <table:table-row table:style-name="Table2.1">
          <table:table-cell table:style-name="Table2.A1" office:value-type="string">
            <text:p text:style-name="P39"><text:span text:style-name="T28">2</text:span></text:p>
          </table:table-cell>
          <table:table-cell table:style-name="Table2.A1" office:value-type="string">
            <text:p text:style-name="P39"><text:span text:style-name="T28">sancho</text:span></text:p>
          </table:table-cell>
          <table:table-cell table:style-name="Table2.A1" office:value-type="string">
            <text:p text:style-name="P39">53</text:p>
          </table:table-cell>
          <table:table-cell table:style-name="Table2.A1" office:value-type="string">
            <text:p text:style-name="P39">1.1 %</text:p>
          </table:table-cell>
        </table:table-row>
        <table:table-row table:style-name="Table2.1">
          <table:table-cell table:style-name="Table2.A1" office:value-type="string">
            <text:p text:style-name="P39"><text:span text:style-name="T28">3</text:span></text:p>
          </table:table-cell>
          <table:table-cell table:style-name="Table2.A1" office:value-type="string">
            <text:p text:style-name="P39"><text:span text:style-name="T28">caballero</text:span></text:p>
          </table:table-cell>
          <table:table-cell table:style-name="Table2.A1" office:value-type="string">
            <text:p text:style-name="P39">28</text:p>
          </table:table-cell>
          <table:table-cell table:style-name="Table2.A1" office:value-type="string">
            <text:p text:style-name="P39">0.9 %</text:p>
          </table:table-cell>
        </table:table-row>
        <table:table-row table:style-name="Table2.1">
          <table:table-cell table:style-name="Table2.A1" office:value-type="string">
            <text:p text:style-name="P39"><text:span text:style-name="T28">4</text:span></text:p>
          </table:table-cell>
          <table:table-cell table:style-name="Table2.A1" office:value-type="string">
            <text:p text:style-name="P39"><text:span text:style-name="T28">cervantes</text:span></text:p>
          </table:table-cell>
          <table:table-cell table:style-name="Table2.A1" office:value-type="string">
            <text:p text:style-name="P39">17</text:p>
          </table:table-cell>
          <table:table-cell table:style-name="Table2.A1" office:value-type="string">
            <text:p text:style-name="P39">0.5 %</text:p>
          </table:table-cell>
        </table:table-row>
        <table:table-row table:style-name="Table2.1">
          <table:table-cell table:style-name="Table2.A1" office:value-type="string">
            <text:p text:style-name="P39"><text:span text:style-name="T28">5</text:span></text:p>
          </table:table-cell>
          <table:table-cell table:style-name="Table2.A1" office:value-type="string">
            <text:p text:style-name="P39"><text:span text:style-name="T28">edición</text:span></text:p>
          </table:table-cell>
          <table:table-cell table:style-name="Table2.A1" office:value-type="string">
            <text:p text:style-name="P39">13</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28">6</text:span></text:p>
          </table:table-cell>
          <table:table-cell table:style-name="Table2.A1" office:value-type="string">
            <text:p text:style-name="P39"><text:span text:style-name="T28">escudero</text:span></text:p>
          </table:table-cell>
          <table:table-cell table:style-name="Table2.A1" office:value-type="string">
            <text:p text:style-name="P39">12</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28">7</text:span></text:p>
          </table:table-cell>
          <table:table-cell table:style-name="Table2.A1" office:value-type="string">
            <text:p text:style-name="P39"><text:span text:style-name="T28">novela</text:span></text:p>
          </table:table-cell>
          <table:table-cell table:style-name="Table2.A1" office:value-type="string">
            <text:p text:style-name="P39">12</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28">8</text:span></text:p>
          </table:table-cell>
          <table:table-cell table:style-name="Table2.A1" office:value-type="string">
            <text:p text:style-name="P39"><text:span text:style-name="T28">libros</text:span></text:p>
          </table:table-cell>
          <table:table-cell table:style-name="Table2.A1" office:value-type="string">
            <text:p text:style-name="P39">11</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28">9</text:span></text:p>
          </table:table-cell>
          <table:table-cell table:style-name="Table2.A1" office:value-type="string">
            <text:p text:style-name="P39"><text:span text:style-name="T28">obra</text:span></text:p>
          </table:table-cell>
          <table:table-cell table:style-name="Table2.A1" office:value-type="string">
            <text:p text:style-name="P39">11</text:p>
          </table:table-cell>
          <table:table-cell table:style-name="Table2.A1" office:value-type="string">
            <text:p text:style-name="P39">0.1 %</text:p>
          </table:table-cell>
        </table:table-row>
        <table:table-row table:style-name="Table2.1">
          <table:table-cell table:style-name="Table2.A1" office:value-type="string">
            <text:p text:style-name="P39"><text:span text:style-name="T28">10</text:span></text:p>
          </table:table-cell>
          <table:table-cell table:style-name="Table2.A1" office:value-type="string">
            <text:p text:style-name="P39"><text:span text:style-name="T28">personaje</text:span></text:p>
          </table:table-cell>
          <table:table-cell table:style-name="Table2.A1" office:value-type="string">
            <text:p text:style-name="P39">11</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28">11</text:span></text:p>
          </table:table-cell>
          <table:table-cell table:style-name="Table2.A1" office:value-type="string">
            <text:p text:style-name="P39"><text:span text:style-name="T28">aventuras</text:span></text:p>
          </table:table-cell>
          <table:table-cell table:style-name="Table2.A1" office:value-type="string">
            <text:p text:style-name="P39">10</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28">12</text:span></text:p>
          </table:table-cell>
          <table:table-cell table:style-name="Table2.A1" office:value-type="string">
            <text:p text:style-name="P39"><text:span text:style-name="T28">dulcinea</text:span></text:p>
          </table:table-cell>
          <table:table-cell table:style-name="Table2.A1" office:value-type="string">
            <text:p text:style-name="P39">10</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28">13</text:span></text:p>
          </table:table-cell>
          <table:table-cell table:style-name="Table2.A1" office:value-type="string">
            <text:p text:style-name="P39"><text:span text:style-name="T28">gigantes</text:span></text:p>
          </table:table-cell>
          <table:table-cell table:style-name="Table2.A1" office:value-type="string">
            <text:p text:style-name="P39">9</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28">14</text:span></text:p>
          </table:table-cell>
          <table:table-cell table:style-name="Table2.A1" office:value-type="string">
            <text:p text:style-name="P39"><text:span text:style-name="T28">aventura</text:span></text:p>
          </table:table-cell>
          <table:table-cell table:style-name="Table2.A1" office:value-type="string">
            <text:p text:style-name="P39">8</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28">15</text:span></text:p>
          </table:table-cell>
          <table:table-cell table:style-name="Table2.A1" office:value-type="string">
            <text:p text:style-name="P39"><text:span text:style-name="T28">castillo</text:span></text:p>
          </table:table-cell>
          <table:table-cell table:style-name="Table2.A1" office:value-type="string">
            <text:p text:style-name="P39">8</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28">16</text:span></text:p>
          </table:table-cell>
          <table:table-cell table:style-name="Table2.A1" office:value-type="string">
            <text:p text:style-name="P39"><text:span text:style-name="T28">ingenioso</text:span></text:p>
          </table:table-cell>
          <table:table-cell table:style-name="Table2.A1" office:value-type="string">
            <text:p text:style-name="P39">8</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28">17</text:span></text:p>
          </table:table-cell>
          <table:table-cell table:style-name="Table2.A1" office:value-type="string">
            <text:p text:style-name="P39"><text:span text:style-name="T28">mancha</text:span></text:p>
          </table:table-cell>
          <table:table-cell table:style-name="Table2.A1" office:value-type="string">
            <text:p text:style-name="P39">8</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28">18</text:span></text:p>
          </table:table-cell>
          <table:table-cell table:style-name="Table2.A1" office:value-type="string">
            <text:p text:style-name="P39"><text:span text:style-name="T28">quijote.</text:span></text:p>
          </table:table-cell>
          <table:table-cell table:style-name="Table2.A1" office:value-type="string">
            <text:p text:style-name="P39">8</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28">19</text:span></text:p>
          </table:table-cell>
          <table:table-cell table:style-name="Table2.A1" office:value-type="string">
            <text:p text:style-name="P39"><text:span text:style-name="T28">continuación</text:span></text:p>
          </table:table-cell>
          <table:table-cell table:style-name="Table2.A1" office:value-type="string">
            <text:p text:style-name="P39">7</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28">20</text:span></text:p>
          </table:table-cell>
          <table:table-cell table:style-name="Table2.A1" office:value-type="string">
            <text:p text:style-name="P39"><text:span text:style-name="T28">panza</text:span></text:p>
          </table:table-cell>
          <table:table-cell table:style-name="Table2.A1" office:value-type="string">
            <text:p text:style-name="P39">7</text:p>
          </table:table-cell>
          <table:table-cell table:style-name="Table2.A1" office:value-type="string">
            <text:p text:style-name="P39">0.1 %</text:p>
          </table:table-cell>
        </table:table-row>
      </table:table>
      <text:p text:style-name="P33"/>
      <text:p text:style-name="P33">En el análisis vemos en primer lugar que alguna palabra ha sido mal contada al estar unida a un signo de puntuación. </text:p>
      <text:p text:style-name="P33">Podríamos haber utilizado alguna página web online tipo <text:a xlink:type="simple" xlink:href="https://www.browserling.com/tools/remove-punctuation" text:style-name="ListLabel_20_46" text:visited-style-name="ListLabel_20_46"><text:span text:style-name="T26">https://www.browserling.com/tools/remove-punctuation</text:span></text:a> para eliminar estos símbolos e incluso para un mayor nivel de normalización, haber usado alguna web tipo <text:a xlink:type="simple" xlink:href="https://txtformat.com/" text:style-name="ListLabel_20_46" text:visited-style-name="ListLabel_20_46"><text:span text:style-name="T26">https://txtformat.com/</text:span></text:a> o incluso haber aplicado al texto algoritmos de “Stemming”en español (obtener raíz de la palabra).</text:p>
      <text:p text:style-name="P33"/>
      <text:p text:style-name="P33">En cualquier caso, en este ejemplo, al ser residual los casos y estar apoyados por nuestro conocimiento experto, estos pasos no son importantes (sí lo serían en trabajos de “Procesamiento del lenguaje natural”).</text:p>
      <text:p text:style-name="P33"/>
      <text:p text:style-name="P33">Sobre lo observado en el texto, en las 20 primeras ocurrencias, solo aparecen 4 de las palabras que hemos visto en el primer caso (“Quijote”, “Panza”, “Dulcinea”, “escudero”).</text:p>
      <text:p text:style-name="P33">Sin embargo, aparecen otras interesantes, como “gigantes” (del episodio donde confunde molinos con gigantes) o “castillo” (referencia a cuando confunde una venta con un castillo).</text:p>
      <text:p text:style-name="P33">Si seguimos observando en los siguientes puestos, ya aparecen como relevantes, algunas como <text:s/>“barbero” (puesto 73), “molinos” (puesto 73), “Rocinante” (puesto 83).</text:p>
      <text:p text:style-name="P33"/>
      <text:list xml:id="list113932400915071" text:continue-numbering="true" text:style-name="WWNum6">
        <text:list-item>
          <text:list>
            <text:list-item>
              <text:p text:style-name="P47"><text:bookmark text:name="_nc0z976gqkc1"/>Palabras clave seleccionadas</text:p>
            </text:list-item>
          </text:list>
        </text:list-item>
      </text:list>
      <text:p text:style-name="P22">Basándonos en este análisis de frecuencias y nuestro conocimiento experto, hemos seleccionado como candidatas a palabras clave:</text:p>
      <text:p text:style-name="P22"/>
      <text:p text:style-name="P33">“Sancho”, “Quijote”, “caballero”, “dios”, “cura”, “Dulcinea”, “barbero”, “escudero”, “Rocinante”, “castillo”, “molinos”, “gigantes”.</text:p>
      <text:p text:style-name="P33"/>
      <text:p text:style-name="P33">Obviamente, esta selección de palabras clave del Quijote, podría mejorarse con el conocimiento experto de la obra, pero de cara a nuestro ejercicio de análisis, vamos a utilizar esas palabras clave.</text:p>
      <text:p text:style-name="P33"/>
      <text:list xml:id="list113931913211427" text:continue-numbering="true" text:style-name="WWNum6">
        <text:list-item>
          <text:p text:style-name="P45"><text:bookmark text:name="_4xytlvlohp0e"/>Objetivos planteados</text:p>
        </text:list-item>
      </text:list>
      <text:p text:style-name="P40">En este proceso de análisis del resumen nos planteamos los siguientes objetivos:</text:p>
      <text:list xml:id="list657264873" text:style-name="WWNum2">
        <text:list-item>
          <text:p text:style-name="P30">Analizar el rendimiento del resumen individual</text:p>
          <text:list>
            <text:list-item>
              <text:p text:style-name="P41"><text:soft-page-break/>¿Se ajusta al umbral esperado?</text:p>
            </text:list-item>
            <text:list-item>
              <text:p text:style-name="P41">¿El resumen usa o no determinadas palabras clave?</text:p>
            </text:list-item>
            <text:list-item>
              <text:p text:style-name="P41">¿Qué nivel de legibilidad tiene el resumen?</text:p>
            </text:list-item>
          </text:list>
        </text:list-item>
      </text:list>
      <text:list xml:id="list113932172252631" text:continue-list="list113931913211427" text:style-name="WWNum6">
        <text:list-item>
          <text:p text:style-name="P45"><text:bookmark text:name="_klgy5w6zzl5k"/>Métricas</text:p>
        </text:list-item>
      </text:list>
      <text:p text:style-name="P33">Las métricas a extraer de un resumen individual de un alumno, son las siguientes:</text:p>
      <text:list xml:id="list1995043327" text:style-name="WWNum4">
        <text:list-item>
          <text:p text:style-name="P25">Número de palabras total del texto.</text:p>
        </text:list-item>
        <text:list-item>
          <text:p text:style-name="P31">Número de veces que se ha utilizado cada palabra clave.</text:p>
        </text:list-item>
        <text:list-item>
          <text:p text:style-name="P29">Índices de legibilidad variados.</text:p>
        </text:list-item>
      </text:list>
      <text:list xml:id="list113932483855511" text:continue-list="list113932172252631" text:style-name="WWNum6">
        <text:list-item>
          <text:p text:style-name="P45"><text:bookmark text:name="_vb8r5fs5yqpp"/>Procesamiento de datos</text:p>
        </text:list-item>
      </text:list>
      <text:p text:style-name="P33">Los datos de este resumen se encuentran dentro de <text:span text:style-name="T28"><text:s/>“CasoEstudioUD04-01.zip” </text:span>en concreto en el fichero<text:span text:style-name="T28"> “ResumenAlumnoQuijote.txt”</text:span>.</text:p>
      <text:p text:style-name="P33">El texto tiene un total de <text:span text:style-name="T28">164 palabras</text:span>. Sobre este texto extraemos los siguientes datos: </text:p>
      <text:p text:style-name="P33"/>
      <table:table table:name="Table3" table:style-name="Table3">
        <table:table-column table:style-name="Table3.A"/>
        <table:table-column table:style-name="Table3.B"/>
        <text:soft-page-break/>
        <table:table-row table:style-name="Table3.1">
          <table:table-cell table:style-name="Table3.A1" office:value-type="string">
            <text:p text:style-name="P17"><text:span text:style-name="T28">Palabra clave</text:span></text:p>
          </table:table-cell>
          <table:table-cell table:style-name="Table3.A1" office:value-type="string">
            <text:p text:style-name="P17"><text:span text:style-name="T28">Ocurrencias</text:span></text:p>
          </table:table-cell>
        </table:table-row>
        <table:table-row table:style-name="Table3.1">
          <table:table-cell table:style-name="Table3.A1" office:value-type="string">
            <text:p text:style-name="P17">Sancho</text:p>
          </table:table-cell>
          <table:table-cell table:style-name="Table3.A1" office:value-type="string">
            <text:p text:style-name="P17">3</text:p>
          </table:table-cell>
        </table:table-row>
        <table:table-row table:style-name="Table3.1">
          <table:table-cell table:style-name="Table3.A1" office:value-type="string">
            <text:p text:style-name="P17">Quijote</text:p>
          </table:table-cell>
          <table:table-cell table:style-name="Table3.A1" office:value-type="string">
            <text:p text:style-name="P17">2</text:p>
          </table:table-cell>
        </table:table-row>
        <table:table-row table:style-name="Table3.1">
          <table:table-cell table:style-name="Table3.A1" office:value-type="string">
            <text:p text:style-name="P17">caballero</text:p>
          </table:table-cell>
          <table:table-cell table:style-name="Table3.A1" office:value-type="string">
            <text:p text:style-name="P17">2</text:p>
          </table:table-cell>
        </table:table-row>
        <table:table-row table:style-name="Table3.1">
          <table:table-cell table:style-name="Table3.A1" office:value-type="string">
            <text:p text:style-name="P17">dios</text:p>
          </table:table-cell>
          <table:table-cell table:style-name="Table3.A1" office:value-type="string">
            <text:p text:style-name="P17">0</text:p>
          </table:table-cell>
        </table:table-row>
        <table:table-row table:style-name="Table3.1">
          <table:table-cell table:style-name="Table3.A1" office:value-type="string">
            <text:p text:style-name="P17">cura</text:p>
          </table:table-cell>
          <table:table-cell table:style-name="Table3.A1" office:value-type="string">
            <text:p text:style-name="P17">0</text:p>
          </table:table-cell>
        </table:table-row>
        <table:table-row table:style-name="Table3.1">
          <table:table-cell table:style-name="Table3.A1" office:value-type="string">
            <text:p text:style-name="P17">Dulcinea</text:p>
          </table:table-cell>
          <table:table-cell table:style-name="Table3.A1" office:value-type="string">
            <text:p text:style-name="P17">1</text:p>
          </table:table-cell>
        </table:table-row>
        <table:table-row table:style-name="Table3.1">
          <table:table-cell table:style-name="Table3.A1" office:value-type="string">
            <text:p text:style-name="P17">barbero</text:p>
          </table:table-cell>
          <table:table-cell table:style-name="Table3.A1" office:value-type="string">
            <text:p text:style-name="P17">0</text:p>
          </table:table-cell>
        </table:table-row>
        <table:table-row table:style-name="Table3.1">
          <table:table-cell table:style-name="Table3.A1" office:value-type="string">
            <text:p text:style-name="P17">escudero</text:p>
          </table:table-cell>
          <table:table-cell table:style-name="Table3.A1" office:value-type="string">
            <text:p text:style-name="P17">0</text:p>
          </table:table-cell>
        </table:table-row>
        <table:table-row table:style-name="Table3.1">
          <table:table-cell table:style-name="Table3.A1" office:value-type="string">
            <text:p text:style-name="P17">Rocinante</text:p>
          </table:table-cell>
          <table:table-cell table:style-name="Table3.A1" office:value-type="string">
            <text:p text:style-name="P17">1</text:p>
          </table:table-cell>
        </table:table-row>
        <table:table-row table:style-name="Table3.1">
          <table:table-cell table:style-name="Table3.A1" office:value-type="string">
            <text:p text:style-name="P17">castillo</text:p>
          </table:table-cell>
          <table:table-cell table:style-name="Table3.A1" office:value-type="string">
            <text:p text:style-name="P17">0</text:p>
          </table:table-cell>
        </table:table-row>
        <table:table-row table:style-name="Table3.1">
          <table:table-cell table:style-name="Table3.A1" office:value-type="string">
            <text:p text:style-name="P17">molinos</text:p>
          </table:table-cell>
          <table:table-cell table:style-name="Table3.A1" office:value-type="string">
            <text:p text:style-name="P17">1</text:p>
          </table:table-cell>
        </table:table-row>
        <table:table-row table:style-name="Table3.1">
          <table:table-cell table:style-name="Table3.A1" office:value-type="string">
            <text:p text:style-name="P17">gigantes</text:p>
          </table:table-cell>
          <table:table-cell table:style-name="Table3.A1" office:value-type="string">
            <text:p text:style-name="P17">1</text:p>
          </table:table-cell>
        </table:table-row>
      </table:table>
      <text:p text:style-name="P33"/>
      <text:p text:style-name="P33">Además, procesamos el texto del resumen en <text:a xlink:type="simple" xlink:href="http://www.legible.es" text:style-name="ListLabel_20_46" text:visited-style-name="ListLabel_20_46"><text:span text:style-name="T26">www.legible.es</text:span></text:a> obtenemos los siguientes índices de legibilidad, así como un tiempo de lectura estimado de 0.8 minutos.</text:p>
      <table:table table:name="Table4" table:style-name="Table4">
        <table:table-column table:style-name="Table4.A"/>
        <table:table-column table:style-name="Table4.B" table:number-columns-repeated="2"/>
        <table:table-row table:style-name="Table4.1">
          <table:table-cell table:style-name="Table4.A1" office:value-type="string">
            <text:p text:style-name="P38"><text:span text:style-name="T28">Índice</text:span></text:p>
          </table:table-cell>
          <table:table-cell table:style-name="Table4.A1" office:value-type="string">
            <text:p text:style-name="P38"><text:span text:style-name="T28">Valor</text:span></text:p>
          </table:table-cell>
          <table:table-cell table:style-name="Table4.A1" office:value-type="string">
            <text:p text:style-name="P38"><text:span text:style-name="T28">Dificultad</text:span></text:p>
          </table:table-cell>
        </table:table-row>
        <table:table-row table:style-name="Table4.1">
          <table:table-cell table:style-name="Table4.A1" office:value-type="string">
            <text:p text:style-name="P38">Fernández Huerta</text:p>
          </table:table-cell>
          <table:table-cell table:style-name="Table4.A1" office:value-type="string">
            <text:p text:style-name="P38">70.74</text:p>
          </table:table-cell>
          <table:table-cell table:style-name="Table4.A1" office:value-type="string">
            <text:p text:style-name="P38">algo fácil</text:p>
          </table:table-cell>
        </table:table-row>
        <table:table-row table:style-name="Table4.1">
          <table:table-cell table:style-name="Table4.A1" office:value-type="string">
            <text:p text:style-name="P38">Gutiérrez</text:p>
          </table:table-cell>
          <table:table-cell table:style-name="Table4.A1" office:value-type="string">
            <text:p text:style-name="P38">43.59</text:p>
          </table:table-cell>
          <table:table-cell table:style-name="Table4.A1" office:value-type="string">
            <text:p text:style-name="P38">normal</text:p>
          </table:table-cell>
        </table:table-row>
        <table:table-row table:style-name="Table4.1">
          <table:table-cell table:style-name="Table4.A1" office:value-type="string">
            <text:p text:style-name="P38">Szigriszt-Pazos</text:p>
          </table:table-cell>
          <table:table-cell table:style-name="Table4.A1" office:value-type="string">
            <text:p text:style-name="P38">67.16</text:p>
          </table:table-cell>
          <table:table-cell table:style-name="Table4.A1" office:value-type="string">
            <text:p text:style-name="P38">bastante fácil</text:p>
          </table:table-cell>
        </table:table-row>
        <table:table-row table:style-name="Table4.1">
          <table:table-cell table:style-name="Table4.A1" office:value-type="string">
            <text:p text:style-name="P38">INFLESZ</text:p>
          </table:table-cell>
          <table:table-cell table:style-name="Table4.A1" office:value-type="string">
            <text:p text:style-name="P38">67.16</text:p>
          </table:table-cell>
          <table:table-cell table:style-name="Table4.A1" office:value-type="string">
            <text:p text:style-name="P38">bastante fácil</text:p>
          </table:table-cell>
        </table:table-row>
        <table:table-row table:style-name="Table4.1">
          <table:table-cell table:style-name="Table4.A1" office:value-type="string">
            <text:p text:style-name="P38">legibilidad µ</text:p>
          </table:table-cell>
          <table:table-cell table:style-name="Table4.A1" office:value-type="string">
            <text:p text:style-name="P38">63.89</text:p>
          </table:table-cell>
          <table:table-cell table:style-name="Table4.A1" office:value-type="string">
            <text:p text:style-name="P38">adecuado</text:p>
          </table:table-cell>
        </table:table-row>
      </table:table>
      <text:p text:style-name="P33"/>
      <text:list xml:id="list113932381346221" text:continue-numbering="true" text:style-name="WWNum6">
        <text:list-item>
          <text:p text:style-name="P45"><text:bookmark text:name="_7xdwvtrre4y3"/>Análisis</text:p>
          <text:list>
            <text:list-item>
              <text:p text:style-name="P47"><text:bookmark text:name="_kvrtxh2kb1q6"/>Análisis adecuación al umbral propuesto</text:p>
            </text:list-item>
          </text:list>
        </text:list-item>
      </text:list>
      <text:p text:style-name="P33">Este análisis es sencillo. Al ser un texto de 164 palabras, se encuentra dentro del umbral propuesto en el enunciado (entre 150 y 200 palabras).</text:p>
      <text:p text:style-name="P34"/>
      <text:p text:style-name="P33"><text:span text:style-name="T28">Análisis</text:span>: el alumno se ha adecuado a la longitud indicada.</text:p>
      <text:list xml:id="list113932563564680" text:continue-numbering="true" text:style-name="WWNum6">
        <text:list-item>
          <text:list>
            <text:list-item>
              <text:p text:style-name="P47"><text:bookmark text:name="_urronbp9i9ti"/>Análisis sobre palabras clave utilizadas en el resumen</text:p>
            </text:list-item>
          </text:list>
        </text:list-item>
      </text:list>
      <text:p text:style-name="P33">Destacamos que entre las palabras claves propuestas, se han utilizado las palabras: </text:p>
      <text:p text:style-name="P33">“Sancho”, “Quijote”, “caballero”, “Dulcinea”, “Rocinante”, “molinos”, “gigantes”.</text:p>
      <text:p text:style-name="P36"><text:span text:style-name="T16">❕</text:span><text:span text:style-name="T29"> </text:span><text:span text:style-name="T28">Atención: </text:span>detectar unas palabras clave, pueden ser indicio de que un alumno ha tratado determinados temas, pero debe validarse por el docente.</text:p>
      <text:p text:style-name="P33"/>
      <text:p text:style-name="P33"><text:span text:style-name="T28">Análisis</text:span>: se han utilizado 7 de las 12 palabras claves propuestas. Ello es un indicio de que es posible que el alumno haya podido <text:s/>identificar algunas ideas claves: quienes son los protagonistas (Quijote y Sancho), la novela está relacionada con la temática de la caballería, que se existen otros personajes destacados (Dulcinea, Rocinante) o que la presencia de “molinos” y “gigantes” indica que se hace referencia a dicha parte de la novela.</text:p>
      <text:p text:style-name="P33"><text:soft-page-break/></text:p>
      <text:list xml:id="list113931922085997" text:continue-numbering="true" text:style-name="WWNum6">
        <text:list-item>
          <text:list>
            <text:list-item>
              <text:p text:style-name="P47"><text:bookmark text:name="_5bqzyepzaf08"/>Análisis sobre palabras clave no utilizadas en el resumen</text:p>
            </text:list-item>
          </text:list>
        </text:list-item>
      </text:list>
      <text:p text:style-name="P33">Destacamos que entre las palabras claves propuestas, no se han utilizado las palabras: </text:p>
      <text:p text:style-name="P33">“dios”, “cura”, “escudero”, “barbero”, “castillo”.</text:p>
      <text:p text:style-name="P33"/>
      <text:p text:style-name="P33"><text:span text:style-name="T28">Análisis</text:span>: no se han utilizado 5 de las 12 palabras claves propuestas. De ello se puede desprender que en el resumen hay algunas ideas que no están reflejadas: la aparición de personajes secundarios como el cura y el barbero, las referencias a dios o la condición de Sancho Panza como escudero de Quijo. También, al no aparecer la palabra “castillo”, podemos intuir que no hay ninguna referencia al episodio del castillo y la venta u otros episodios donde aparecieran castillos.</text:p>
      <text:p text:style-name="P33"/>
      <text:list xml:id="list113933431990540" text:continue-numbering="true" text:style-name="WWNum6">
        <text:list-item>
          <text:list>
            <text:list-item>
              <text:p text:style-name="P47"><text:bookmark text:name="_qrk02vo3fai9"/>Análisis de legibilidad y velocidad de lectura</text:p>
            </text:list-item>
          </text:list>
        </text:list-item>
      </text:list>
      <text:p text:style-name="P33">Los distintos índices de legibilidad, indican que es de fácil lectura. </text:p>
      <text:p text:style-name="P35"/>
      <text:p text:style-name="P33"><text:span text:style-name="T28">Análisis</text:span>: el ser de fácil lectura, es indicio que se han utilizado en general palabras y frases cortas. La lectura de este valor como positiva o negativa puede depender del tipo de lenguaje esperado por el alumno. Generalmente, si el resumen tiene el fin de ser utilizado como repaso, la facilidad de lectura es positiva. También dada la longitud propuesta, es posible que se espere que el resumen no sea muy denso.</text:p>
      <text:p text:style-name="P33"/>
      <text:list xml:id="list113933235906372" text:continue-numbering="true" text:style-name="WWNum6">
        <text:list-item>
          <text:p text:style-name="P45"><text:bookmark text:name="_kyspqz4azms1"/>Actuaciones</text:p>
        </text:list-item>
      </text:list>
      <text:p text:style-name="P33">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33"/>
      <text:list xml:id="list863913340" text:style-name="WWNum5">
        <text:list-item>
          <text:p text:style-name="P26">Felicitar al alumno por haberse mantenido en el umbral propuesto.</text:p>
        </text:list-item>
        <text:list-item>
          <text:p text:style-name="P32">Felicitar al alumno por haber tenido en cuenta algunos aspectos clave en el resumen.</text:p>
        </text:list-item>
        <text:list-item>
          <text:p text:style-name="P32">Reflexionar como profesor, si se pretendía en la actividad, que determinados temas sean tratados por el alumno. Si así era, reflexionar sobre si se ha orientado correctamente para que esos temas fueran reflejados en el resumen:</text:p>
          <text:list>
            <text:list-item>
              <text:p text:style-name="P42">Dios en el Quijote.</text:p>
            </text:list-item>
            <text:list-item>
              <text:p text:style-name="P42">Condición de Sancho como escudero.</text:p>
            </text:list-item>
            <text:list-item>
              <text:p text:style-name="P42">Personajes “el cura” y “el barbero”.</text:p>
            </text:list-item>
            <text:list-item>
              <text:p text:style-name="P42"><text:soft-page-break/>Episodio del castillo.</text:p>
            </text:list-item>
          </text:list>
        </text:list-item>
        <text:list-item>
          <text:p text:style-name="P32">Recabar información hablando con el alumno de porque no ha tratado los temas anteriores.</text:p>
        </text:list-item>
        <text:list-item>
          <text:p text:style-name="P32">Felicitar al alumno si la complejidad del lenguaje era la adecuada. </text:p>
        </text:list-item>
        <text:list-item>
          <text:p text:style-name="P32">Si la complejidad del lenguaje no fuera la adecuada:</text:p>
          <text:list>
            <text:list-item>
              <text:p text:style-name="P42">Revisar si se ha orientado correctamente al alumno en esa dirección.</text:p>
            </text:list-item>
            <text:list-item>
              <text:p text:style-name="P43">Consultar con el alumno porque no ha usado el lenguaje esperado.</text:p>
            </text:list-item>
          </text:list>
        </text:list-item>
      </text:list>
      <text:p text:style-name="P22"/>
      <text:p text:style-name="P36"><text:span text:style-name="T15">📖 </text:span><text:span text:style-name="T28">Importante: </text:span><text:s/>recordad que tras cada actuación finalmente realizada, debe realizarse un seguimiento a través del tiempo para facilitar la evaluación de la misma.</text:p>
      <text:list xml:id="list113931762445752" text:continue-list="list113933235906372" text:style-name="WWNum6">
        <text:list-item>
          <text:p text:style-name="P46"><text:bookmark text:name="_6mthzm8fdk9x"/>Bibliografía</text:p>
        </text:list-item>
      </text:list>
      <text:p text:style-name="P5">[1] Speech and language processing (Dan Jurafsky) https://web.stanford.edu/~jurafsky/slp3/</text:p>
      <text:p text:style-name="P5"/>
      <text:p text:style-name="P5">[2] Handbook of Learning Analytics (Charles Lang, George Siemens, Alyssa Wise, Dragan Gašević) <text:a xlink:type="simple" xlink:href="https://www.researchgate.net/publication/324687610_Handbook_of_Learning_Analytics" text:style-name="ListLabel_20_46" text:visited-style-name="ListLabel_20_46"><text:span text:style-name="T26">https://www.researchgate.net/publication/324687610_Handbook_of_Learning_Analytics</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1</text:span></text:p>
      </style:header>
      <style:footer>
        <text:p text:style-name="MP2"><text:span text:style-name="MT1">Curso Introducción a Learning Analytics<text:tab/> <text:tab/>UD04 - Página</text:span><text:span text:style-name="MT2">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 meta:object-count="0" meta:page-count="10" meta:paragraph-count="323" meta:word-count="1848" meta:character-count="11563" meta:non-whitespace-character-count="10039"/>
    <meta:generator>LibreOfficeDev/6.0.5.2$Linux_X86_64 LibreOffice_project/</meta:generator>
  </office:meta>
</office:document-meta>
</file>